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  <style:text-properties officeooo:rsid="0011f0e2" officeooo:paragraph-rsid="0011f0e2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</style:style>
    <style:style style:name="P4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8" style:family="paragraph" style:parent-style-name="Text_20_body">
      <style:text-properties officeooo:paragraph-rsid="0011f0e2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paragraph-rsid="0011f0e2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loext:padding="0cm" loext:border="none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5" style:family="text">
      <style:text-properties fo:color="#ff0000" loext:opacity="100%"/>
    </style:style>
    <style:style style:name="T6" style:family="text">
      <style:text-properties fo:color="#ff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7" style:family="text">
      <style:text-properties fo:color="#0000cd" loext:opacity="100%"/>
    </style:style>
    <style:style style:name="T8" style:family="text">
      <style:text-properties fo:color="#0000cd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9" style:family="text">
      <style:text-properties officeooo:rsid="0011f0e2"/>
    </style:style>
    <style:style style:name="T10" style:family="text">
      <style:text-properties officeooo:rsid="0011f0e2" loext:padding="0cm" loext:border="none"/>
    </style:style>
    <style:style style:name="T11" style:family="text"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a regla !important en css</text:h>
      <text:p text:style-name="P5"><text:span text:style-name="T1"/></text:p>
      <text:p text:style-name="Horizontal_20_Line"/>
      <text:h text:style-name="P2" text:outline-level="2">!<text:span text:style-name="T9">important</text:span></text:h>
      <text:p text:style-name="P6">La regla <text:span text:style-name="Source_20_Text"><text:span text:style-name="T2">!important</text:span></text:span> en CSS se utiliza para agregar más importancia a una propiedad/valor de lo normal.</text:p>
      <text:p text:style-name="P6">De hecho, si usa la regla <text:span text:style-name="Source_20_Text"><text:span text:style-name="T2">!important</text:span></text:span>, anulará TODAS las reglas de estilo anteriores para esa propiedad específica en ese elemento.</text:p>
      <text:p text:style-name="P6">Veamos un ejemplo:</text:p>
      <text:h text:style-name="P4" text:outline-level="3">Ejemplo</text:h>
      <text:p text:style-name="P6"><text:span text:style-name="T11">#myid </text:span><text:span text:style-name="T4">{</text:span><text:span text:style-name="T6"><text:line-break/>  background-color</text:span><text:span text:style-name="T4">:</text:span><text:span text:style-name="T8"> blue</text:span><text:span text:style-name="T4">;</text:span><text:span text:style-name="T6"><text:line-break/></text:span><text:span text:style-name="T4">}</text:span><text:span text:style-name="T11"><text:line-break/><text:line-break/>.myclass </text:span><text:span text:style-name="T4">{</text:span><text:span text:style-name="T6"><text:line-break/>  background-color</text:span><text:span text:style-name="T4">:</text:span><text:span text:style-name="T8"> gray</text:span><text:span text:style-name="T4">;</text:span><text:span text:style-name="T6"><text:line-break/></text:span><text:span text:style-name="T4">}</text:span><text:span text:style-name="T11"><text:line-break/><text:line-break/>p </text:span><text:span text:style-name="T4">{</text:span><text:span text:style-name="T6"><text:line-break/>  background-color</text:span><text:span text:style-name="T4">:</text:span><text:span text:style-name="T8"> red !important</text:span><text:span text:style-name="T4">;</text:span><text:span text:style-name="T6"><text:line-break/></text:span><text:span text:style-name="T4">}</text:span></text:p>
      <text:h text:style-name="P3" text:outline-level="3">Ejemplo explicado</text:h>
      <text:p text:style-name="P6">En el ejemplo anterior. Los tres párrafos tendrán un color de fondo rojo, aunque el selector de ID y el selector de clase tienen una mayor especificidad. La regla <text:span text:style-name="Source_20_Text"><text:span text:style-name="T2">!important</text:span></text:span> anula la propiedad <text:span text:style-name="Source_20_Text"><text:span text:style-name="T2">background-color</text:span></text:span> en ambos casos.</text:p>
      <text:p text:style-name="Horizontal_20_Line"/>
      <text:h text:style-name="P2" text:outline-level="2">Importante acerca de !im<text:span text:style-name="T9">portant</text:span></text:h>
      <text:p text:style-name="P6">La única forma de anular una <text:span text:style-name="T9">regla </text:span><text:span text:style-name="Source_20_Text"><text:span text:style-name="T2">!important</text:span></text:span> es incluir otra <text:span text:style-name="T9">regla </text:span><text:span text:style-name="Source_20_Text"><text:span text:style-name="T2">!important </text:span></text:span><text:s/>en una declaración con la misma (o mayor) especificidad en el código fuente, ¡y aquí comienza el problema! Esto hace que el código CSS sea confuso y la depuración será difícil, ¡especialmente si tienes una hoja de estilos grande!</text:p>
      <text:p text:style-name="P6">Aquí hemos creado un ejemplo sencillo. No está muy claro, cuando miras el código fuente CSS, qué color se considera más importante:</text:p>
      <text:h text:style-name="P4" text:outline-level="3"><text:soft-page-break/>Ejemplo</text:h>
      <text:p text:style-name="P7">#myid <text:span text:style-name="T3">{</text:span><text:span text:style-name="T5"><text:line-break/>  background-color</text:span><text:span text:style-name="T3">:</text:span><text:span text:style-name="T7"> blue !important</text:span><text:span text:style-name="T3">;</text:span><text:span text:style-name="T5"><text:line-break/></text:span><text:span text:style-name="T3">}</text:span><text:line-break/><text:line-break/>.myclass <text:span text:style-name="T3">{</text:span><text:span text:style-name="T5"><text:line-break/>  background-color</text:span><text:span text:style-name="T3">:</text:span><text:span text:style-name="T7"> gray !important</text:span><text:span text:style-name="T3">;</text:span><text:span text:style-name="T5"><text:line-break/></text:span><text:span text:style-name="T3">}</text:span><text:line-break/><text:line-break/>p <text:span text:style-name="T3">{</text:span><text:span text:style-name="T5"><text:line-break/>  background-color</text:span><text:span text:style-name="T3">:</text:span><text:span text:style-name="T7"> red !important</text:span><text:span text:style-name="T3">;</text:span><text:span text:style-name="T5"><text:line-break/></text:span><text:span text:style-name="T3">}</text:span></text:p>
      <text:p text:style-name="P6"><text:span text:style-name="T2"><text:s/></text:span><text:span text:style-name="T10">Ejemplo completo:</text:span></text:p>
      <text:p text:style-name="P6"><text:span text:style-name="T10">&lt;!DOCTYPE html&gt;</text:span></text:p>
      <text:p text:style-name="P6"><text:span text:style-name="T10">&lt;html&gt;</text:span></text:p>
      <text:p text:style-name="P6"><text:span text:style-name="T10">&lt;head&gt;</text:span></text:p>
      <text:p text:style-name="P6"><text:span text:style-name="T10">&lt;style&gt;</text:span></text:p>
      <text:p text:style-name="P6"><text:span text:style-name="T10">#myid {</text:span></text:p>
      <text:p text:style-name="P6"><text:span text:style-name="T10"><text:s text:c="2"/>background-color: blue !important;</text:span></text:p>
      <text:p text:style-name="P6"><text:span text:style-name="T10">}</text:span></text:p>
      <text:p text:style-name="P6"><text:span text:style-name="T10"/></text:p>
      <text:p text:style-name="P6"><text:span text:style-name="T10">.myclass {</text:span></text:p>
      <text:p text:style-name="P6"><text:span text:style-name="T10"><text:s text:c="2"/>background-color: gray !important;</text:span></text:p>
      <text:p text:style-name="P6"><text:span text:style-name="T10">}</text:span></text:p>
      <text:p text:style-name="P6"><text:span text:style-name="T10"/></text:p>
      <text:p text:style-name="P6"><text:span text:style-name="T10">p {</text:span></text:p>
      <text:p text:style-name="P6"><text:span text:style-name="T10"><text:s text:c="2"/>background-color: red !important;</text:span></text:p>
      <text:p text:style-name="P6"><text:span text:style-name="T10">}</text:span></text:p>
      <text:p text:style-name="P6"><text:span text:style-name="T10">&lt;/style&gt;</text:span></text:p>
      <text:p text:style-name="P6"><text:span text:style-name="T10">&lt;/head&gt;</text:span></text:p>
      <text:p text:style-name="P6"><text:span text:style-name="T10">&lt;body&gt;</text:span></text:p>
      <text:p text:style-name="P6"><text:span text:style-name="T10"/></text:p>
      <text:p text:style-name="P6"><text:span text:style-name="T10">&lt;p&gt;This is some text in a paragraph.&lt;/p&gt;</text:span></text:p>
      <text:p text:style-name="P6"><text:span text:style-name="T10"/></text:p>
      <text:p text:style-name="P6"><text:span text:style-name="T10">&lt;p class="myclass"&gt;This is some text in a paragraph.&lt;/p&gt;</text:span></text:p>
      <text:p text:style-name="P6"><text:soft-page-break/><text:span text:style-name="T10"/></text:p>
      <text:p text:style-name="P6"><text:span text:style-name="T10">&lt;p id="myid"&gt;This is some text in a paragraph.&lt;/p&gt;</text:span></text:p>
      <text:p text:style-name="P6"><text:span text:style-name="T10"/></text:p>
      <text:p text:style-name="P6"><text:span text:style-name="T10">&lt;/body&gt;</text:span></text:p>
      <text:p text:style-name="P6"><text:span text:style-name="T10">&lt;/html&gt;</text:span></text:p>
      <text:p text:style-name="P6"><text:span text:style-name="Strong_20_Emphasis">Consejo: </text:span>es bueno conocer la regla <text:span text:style-name="Source_20_Text"><text:span text:style-name="T2">!important</text:span></text:span>. Es posible que lo veas en algún código fuente CSS. Sin embargo, no lo utilices a menos que sea absolutamente necesario.</text:p>
      <text:p text:style-name="Horizontal_20_Line"/>
      <text:h text:style-name="P2" text:outline-level="2">Quizás uno o dos usos <text:span text:style-name="T9">claros</text:span> de !important</text:h>
      <text:p text:style-name="P6">Una forma de utilizar <text:span text:style-name="Source_20_Text"><text:span text:style-name="T2">!important </text:span></text:span>es si tiene que anular un estilo que no se puede anular de ninguna otra manera. Esto podría ocurrir si está trabajando en un sistema de gestión de contenido (CMS) y no puede editar el código CSS. Luego, puede configurar algunos estilos personalizados para anular algunos de los estilos del CMS.</text:p>
      <text:p text:style-name="P6">Otra forma de usar <text:span text:style-name="Source_20_Text"><text:span text:style-name="T2">!important </text:span></text:span>es: suponga que desea una apariencia especial para todos los botones de una página. Aquí, los botones tienen un estilo con un color de fondo gris, texto blanco y algo de relleno y borde:</text:p>
      <text:h text:style-name="P4" text:outline-level="3">Ejemplo</text:h>
      <text:p text:style-name="P7">.button <text:span text:style-name="T3">{</text:span><text:span text:style-name="T5"><text:line-break/>  background-color</text:span><text:span text:style-name="T3">:</text:span><text:span text:style-name="T7"> #8c8c8c</text:span><text:span text:style-name="T3">;</text:span><text:span text:style-name="T5"><text:line-break/>  color</text:span><text:span text:style-name="T3">:</text:span><text:span text:style-name="T7"> white</text:span><text:span text:style-name="T3">;</text:span><text:span text:style-name="T5"><text:line-break/>  padding</text:span><text:span text:style-name="T3">:</text:span><text:span text:style-name="T7"> 5px</text:span><text:span text:style-name="T3">;</text:span><text:span text:style-name="T5"><text:line-break/>  border</text:span><text:span text:style-name="T3">:</text:span><text:span text:style-name="T7"> 1px solid black</text:span><text:span text:style-name="T3">;</text:span><text:span text:style-name="T5"><text:line-break/></text:span><text:span text:style-name="T3">}</text:span></text:p>
      <text:p text:style-name="P9"><text:span text:style-name="T2"><text:s/></text:span></text:p>
      <text:p text:style-name="P9">A veces, el aspecto de un botón puede cambiar si lo colocamos dentro de otro elemento con mayor especificidad y las propiedades entran en conflicto. Aquí hay un ejemplo de esto:</text:p>
      <text:h text:style-name="P4" text:outline-level="3">Ejemplo</text:h>
      <text:p text:style-name="P7">.button <text:span text:style-name="T3">{</text:span><text:span text:style-name="T5"><text:line-break/>  background-color</text:span><text:span text:style-name="T3">:</text:span><text:span text:style-name="T7"> #8c8c8c</text:span><text:span text:style-name="T3">;</text:span><text:span text:style-name="T5"><text:line-break/>  color</text:span><text:span text:style-name="T3">:</text:span><text:span text:style-name="T7"> white</text:span><text:span text:style-name="T3">;</text:span><text:span text:style-name="T5"><text:line-break/>  padding</text:span><text:span text:style-name="T3">:</text:span><text:span text:style-name="T7"> 5px</text:span><text:span text:style-name="T3">;</text:span><text:span text:style-name="T5"><text:line-break/>  border</text:span><text:span text:style-name="T3">:</text:span><text:span text:style-name="T7"> 1px solid black</text:span><text:span text:style-name="T3">;</text:span><text:span text:style-name="T5"><text:line-break/></text:span><text:span text:style-name="T3">}</text:span><text:line-break/><text:line-break/>#myDiv a <text:span text:style-name="T3">{</text:span><text:span text:style-name="T5"><text:line-break/>  color</text:span><text:span text:style-name="T3">:</text:span><text:span text:style-name="T7"> red</text:span><text:span text:style-name="T3">;</text:span><text:span text:style-name="T5"><text:line-break/></text:span><text:soft-page-break/><text:span text:style-name="T5">  background-color</text:span><text:span text:style-name="T3">:</text:span><text:span text:style-name="T7"> yellow</text:span><text:span text:style-name="T3">;</text:span><text:span text:style-name="T5"><text:line-break/></text:span><text:span text:style-name="T3">}</text:span></text:p>
      <text:p text:style-name="P6"><text:span text:style-name="T2"><text:s/></text:span></text:p>
      <text:p text:style-name="P6">Para "forzar" que todos los botones tengan el mismo aspecto, pase lo que pase, podemos agregar la regla <text:span text:style-name="Source_20_Text"><text:span text:style-name="T2">!important</text:span></text:span> a las propiedades del botón, así:</text:p>
      <text:h text:style-name="P4" text:outline-level="3">Ejemplo</text:h>
      <text:p text:style-name="P7">.button <text:span text:style-name="T3">{</text:span><text:span text:style-name="T5"><text:line-break/>  background-color</text:span><text:span text:style-name="T3">:</text:span><text:span text:style-name="T7"> #8c8c8c !important</text:span><text:span text:style-name="T3">;</text:span><text:span text:style-name="T5"><text:line-break/>  color</text:span><text:span text:style-name="T3">:</text:span><text:span text:style-name="T7"> white !important</text:span><text:span text:style-name="T3">;</text:span><text:span text:style-name="T5"><text:line-break/>  padding</text:span><text:span text:style-name="T3">:</text:span><text:span text:style-name="T7"> 5px !important</text:span><text:span text:style-name="T3">;</text:span><text:span text:style-name="T5"><text:line-break/>  border</text:span><text:span text:style-name="T3">:</text:span><text:span text:style-name="T7"> 1px solid black !important</text:span><text:span text:style-name="T3">;</text:span><text:span text:style-name="T5"><text:line-break/></text:span><text:span text:style-name="T3">}</text:span><text:line-break/><text:line-break/>#myDiv a <text:span text:style-name="T3">{</text:span><text:span text:style-name="T5"><text:line-break/>  color</text:span><text:span text:style-name="T3">:</text:span><text:span text:style-name="T7"> red</text:span><text:span text:style-name="T3">;</text:span><text:span text:style-name="T5"><text:line-break/>  background-color</text:span><text:span text:style-name="T3">:</text:span><text:span text:style-name="T7"> yellow</text:span><text:span text:style-name="T3">;</text:span><text:span text:style-name="T5"><text:line-break/></text:span><text:span text:style-name="T3">}</text:span></text:p>
      <text:p text:style-name="P6"><text:span text:style-name="T2"><text:s/></text:span></text:p>
      <text:p text:style-name="P8"><text:span text:style-name="T9">Ejemplo completo:</text:span></text:p>
      <text:p text:style-name="P8">&lt;!DOCTYPE html&gt;</text:p>
      <text:p text:style-name="P8">&lt;html&gt;</text:p>
      <text:p text:style-name="P8">&lt;head&gt;</text:p>
      <text:p text:style-name="P8">&lt;style&gt;</text:p>
      <text:p text:style-name="P8">.button {</text:p>
      <text:p text:style-name="P8"><text:s text:c="2"/>background-color: #8c8c8c !important; </text:p>
      <text:p text:style-name="P8"><text:s text:c="2"/>color: white !important;</text:p>
      <text:p text:style-name="P8"><text:s text:c="2"/>padding: 5px !important;</text:p>
      <text:p text:style-name="P8"><text:s text:c="2"/>border: 1px solid black !important; </text:p>
      <text:p text:style-name="P8">}</text:p>
      <text:p text:style-name="P8"/>
      <text:p text:style-name="P8">#myDiv a {</text:p>
      <text:p text:style-name="P8"><text:s text:c="2"/>color: red;</text:p>
      <text:p text:style-name="P8"><text:s text:c="2"/>background-color: yellow; <text:s/></text:p>
      <text:p text:style-name="P8">}</text:p>
      <text:p text:style-name="P8">&lt;/style&gt;</text:p>
      <text:p text:style-name="P8"><text:soft-page-break/>&lt;/head&gt;</text:p>
      <text:p text:style-name="P8">&lt;body&gt;</text:p>
      <text:p text:style-name="P8"/>
      <text:p text:style-name="P8">&lt;p&gt;Standard button: &lt;a class="button" href="default.asp"&gt;CSS Tutorial&lt;/a&gt;&lt;/p&gt;</text:p>
      <text:p text:style-name="P8"/>
      <text:p text:style-name="P8">&lt;div id="myDiv"&gt;</text:p>
      <text:p text:style-name="P8">&lt;p&gt;A link text inside myDiv: &lt;a href="/html/"&gt;HTML Tutorial&lt;/a&gt;&lt;/p&gt;</text:p>
      <text:p text:style-name="P8">&lt;p&gt;A link button inside myDiv: &lt;a href="/html/" class="button"&gt;HTML Tutorial&lt;/a&gt;&lt;/p&gt;</text:p>
      <text:p text:style-name="P8">&lt;/div&gt;</text:p>
      <text:p text:style-name="P8"/>
      <text:p text:style-name="P8">&lt;/body&gt;</text:p>
      <text:p text:style-name="P8">&lt;/html&gt;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5T18:07:48.220000000</meta:creation-date>
    <dc:date>2024-03-05T18:13:43.195000000</dc:date>
    <meta:editing-duration>PT5M55S</meta:editing-duration>
    <meta:editing-cycles>1</meta:editing-cycles>
    <meta:document-statistic meta:table-count="0" meta:image-count="0" meta:object-count="0" meta:page-count="5" meta:paragraph-count="76" meta:word-count="565" meta:character-count="3717" meta:non-whitespace-character-count="3147"/>
    <meta:generator>LibreOffice/7.6.0.3$Windows_X86_64 LibreOffice_project/69edd8b8ebc41d00b4de3915dc82f8f0fc3b6265</meta:generator>
  </office:meta>
</office:document-meta>
</file>